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6.951cm" style:rel-column-width="65535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4" style:family="table">
      <style:table-properties style:width="16.902cm" table:align="right"/>
    </style:style>
    <style:style style:name="Table4.A" style:family="table-column">
      <style:table-column-properties style:column-width="8.398cm"/>
    </style:style>
    <style:style style:name="Table4.B" style:family="table-column">
      <style:table-column-properties style:column-width="8.504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2cm" fo:break-before="page" table:align="right"/>
    </style:style>
    <style:style style:name="Table7.A" style:family="table-column">
      <style:table-column-properties style:column-width="8.894cm"/>
    </style:style>
    <style:style style:name="Table7.B" style:family="table-column">
      <style:table-column-properties style:column-width="8.008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076cm"/>
    </style:style>
    <style:style style:name="Table3" style:family="table">
      <style:table-properties style:width="16.902cm" table:align="right"/>
    </style:style>
    <style:style style:name="Table3.A" style:family="table-column">
      <style:table-column-properties style:column-width="8.894cm"/>
    </style:style>
    <style:style style:name="Table3.B" style:family="table-column">
      <style:table-column-properties style:column-width="8.008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07cm" style:rel-column-width="17373*"/>
    </style:style>
    <style:style style:name="Table6.B" style:family="table-column">
      <style:table-column-properties style:column-width="4.198cm" style:rel-column-width="16183*"/>
    </style:style>
    <style:style style:name="Table6.C" style:family="table-column">
      <style:table-column-properties style:column-width="4.2cm" style:rel-column-width="16189*"/>
    </style:style>
    <style:style style:name="Table6.D" style:family="table-column">
      <style:table-column-properties style:column-width="4.096cm" style:rel-column-width="1579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593cm"/>
    </style:style>
    <style:style style:name="Table6.7" style:family="table-row">
      <style:table-row-properties style:min-row-height="0.693cm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rsid="002953ff" officeooo:paragraph-rsid="0017beba" style:font-size-asian="10pt" style:font-weight-asian="bold"/>
    </style:style>
    <style:style style:name="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paragraph-properties fo:text-align="end" style:justify-single-word="false"/>
      <style:text-properties fo:language="ca" fo:country="ES"/>
    </style:style>
    <style:style style:name="P7" style:family="paragraph" style:parent-style-name="Standard">
      <style:text-properties fo:language="ca" fo:country="ES" officeooo:paragraph-rsid="002467e4"/>
    </style:style>
    <style:style style:name="P8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9" style:family="paragraph" style:parent-style-name="Standard">
      <style:text-properties style:font-name="Arial" fo:language="ca" fo:country="ES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language="ca" fo:country="ES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language="ca" fo:country="ES" officeooo:paragraph-rsid="00100393"/>
    </style:style>
    <style:style style:name="P12" style:family="paragraph" style:parent-style-name="Standard">
      <style:text-properties style:font-name="Arial" fo:language="ca" fo:country="ES" fo:font-style="italic" fo:font-weight="normal" officeooo:rsid="00016139" officeooo:paragraph-rsid="0019232e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Arial" fo:language="ca" fo:country="ES" officeooo:rsid="00016139" officeooo:paragraph-rsid="0019232e"/>
    </style:style>
    <style:style style:name="P14" style:family="paragraph" style:parent-style-name="Standard">
      <style:text-properties style:font-name="Arial" fo:language="ca" fo:country="ES" officeooo:rsid="00016139" officeooo:paragraph-rsid="002467e4"/>
    </style:style>
    <style:style style:name="P15" style:family="paragraph" style:parent-style-name="Standard">
      <style:text-properties style:font-name="Arial" fo:language="ca" fo:country="ES" officeooo:rsid="0020b4c5" officeooo:paragraph-rsid="002467e4"/>
    </style:style>
    <style:style style:name="P16" style:family="paragraph" style:parent-style-name="Standard">
      <style:paragraph-properties fo:text-align="justify" style:justify-single-word="false"/>
      <style:text-properties style:font-name="Arial" fo:language="ca" fo:country="ES" style:text-underline-style="none" fo:font-weight="bold" officeooo:rsid="00016139" officeooo:paragraph-rsid="002467e4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4pt" fo:language="ca" fo:country="ES" style:text-underline-style="none" fo:font-weight="bold" officeooo:rsid="0021b84b" officeooo:paragraph-rsid="0021b84b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12d790" officeooo:paragraph-rsid="00277816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19232e" officeooo:paragraph-rsid="0019232e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19232e" officeooo:paragraph-rsid="00277816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277816" officeooo:paragraph-rsid="00277816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normal" officeooo:rsid="00277816" officeooo:paragraph-rsid="00277816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277816" officeooo:paragraph-rsid="00277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3616ed" officeooo:paragraph-rsid="003616ed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277816" officeooo:paragraph-rsid="00277816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Arial" fo:font-size="11pt" fo:language="ca" fo:country="ES" fo:font-weight="normal" officeooo:rsid="0002fc3a" officeooo:paragraph-rsid="0019232e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1pt" fo:language="ca" fo:country="ES" officeooo:rsid="0021b84b" officeooo:paragraph-rsid="0021b84b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1pt" fo:language="ca" fo:country="ES" officeooo:rsid="002db7a6" officeooo:paragraph-rsid="002db7a6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1pt" fo:language="ca" fo:country="ES" officeooo:rsid="002fd147" officeooo:paragraph-rsid="002fd147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1pt" fo:language="ca" fo:country="ES" fo:font-style="italic" officeooo:rsid="0021b84b" officeooo:paragraph-rsid="0021b84b" style:font-size-asian="11pt" style:font-style-asian="italic" style:font-size-complex="11pt" style:font-style-complex="italic"/>
    </style:style>
    <style:style style:name="P31" style:family="paragraph" style:parent-style-name="Table_20_Contents">
      <style:text-properties style:font-name="Arial" fo:language="ca" fo:country="ES" fo:font-weight="normal" officeooo:rsid="0002fc3a" officeooo:paragraph-rsid="0019232e" style:font-weight-asian="normal" style:font-weight-complex="normal"/>
    </style:style>
    <style:style style:name="P32" style:family="paragraph" style:parent-style-name="Table_20_Contents">
      <style:text-properties style:font-name="Arial" fo:language="ca" fo:country="ES" fo:font-weight="normal" officeooo:rsid="0019232e" officeooo:paragraph-rsid="002467e4" style:font-weight-asian="normal" style:font-weight-complex="normal"/>
    </style:style>
    <style:style style:name="P33" style:family="paragraph" style:parent-style-name="Table_20_Contents">
      <style:text-properties style:font-name="Arial" fo:language="ca" fo:country="ES" fo:font-style="italic" officeooo:rsid="00016139" officeooo:paragraph-rsid="0019232e" style:font-style-asian="italic" style:font-style-complex="italic"/>
    </style:style>
    <style:style style:name="P34" style:family="paragraph" style:parent-style-name="Table_20_Contents">
      <style:text-properties style:font-name="Arial" fo:language="ca" fo:country="ES" fo:font-style="italic" officeooo:rsid="00016139" officeooo:paragraph-rsid="002467e4" style:font-style-asian="italic" style:font-style-complex="italic"/>
    </style:style>
    <style:style style:name="P35" style:family="paragraph" style:parent-style-name="Table_20_Contents">
      <style:text-properties style:font-name="Arial" fo:language="ca" fo:country="ES" fo:font-style="italic" style:text-underline-style="none" fo:font-weight="normal" officeooo:rsid="001a4a15" officeooo:paragraph-rsid="002467e4" style:font-style-asian="italic" style:font-weight-asian="normal" style:font-style-complex="italic" style:font-weight-complex="normal"/>
    </style:style>
    <style:style style:name="P36" style:family="paragraph" style:parent-style-name="Table_20_Contents">
      <style:text-properties style:font-name="Arial" fo:language="ca" fo:country="ES" officeooo:rsid="001a4a15" officeooo:paragraph-rsid="002467e4"/>
    </style:style>
    <style:style style:name="P37" style:family="paragraph" style:parent-style-name="Table_20_Contents">
      <style:text-properties style:font-name="Arial" fo:language="ca" fo:country="ES" officeooo:rsid="001b41b3" officeooo:paragraph-rsid="002467e4"/>
    </style:style>
    <style:style style:name="P38" style:family="paragraph" style:parent-style-name="Table_20_Contents">
      <style:text-properties style:font-name="Arial" fo:language="ca" fo:country="ES" fo:font-weight="bold" officeooo:rsid="001b41b3" officeooo:paragraph-rsid="002467e4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0pt" fo:language="ca" fo:country="ES" fo:font-weight="bold" officeooo:rsid="0021b84b" officeooo:paragraph-rsid="0021b84b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color="#0000ff" style:font-name="Arial" fo:language="ca" fo:country="ES" fo:font-weight="bold" officeooo:rsid="0002fc3a" officeooo:paragraph-rsid="0019232e" style:font-weight-asian="bold" style:font-weight-complex="bold"/>
    </style:style>
    <style:style style:name="P41" style:family="paragraph" style:parent-style-name="Table_20_Contents">
      <style:text-properties fo:color="#0000ff" style:font-name="Arial" fo:language="ca" fo:country="ES" fo:font-weight="bold" officeooo:rsid="0019232e" officeooo:paragraph-rsid="002467e4" style:font-weight-asian="bold" style:font-weight-complex="bold"/>
    </style:style>
    <style:style style:name="P42" style:family="paragraph" style:parent-style-name="Standard" style:list-style-name="L1">
      <style:text-properties style:font-name="Arial" fo:language="ca" fo:country="ES" fo:font-style="normal" officeooo:rsid="00016139" officeooo:paragraph-rsid="0019232e" style:font-style-asian="normal" style:font-style-complex="normal"/>
    </style:style>
    <style:style style:name="P43" style:family="paragraph" style:parent-style-name="Standard" style:list-style-name="L2">
      <style:text-properties style:font-name="Arial" fo:language="ca" fo:country="ES" fo:font-style="normal" officeooo:rsid="00016139" officeooo:paragraph-rsid="0019232e" style:font-style-asian="normal" style:font-style-complex="normal"/>
    </style:style>
    <style:style style:name="P44" style:family="paragraph" style:parent-style-name="Standard" style:list-style-name="L4">
      <style:text-properties style:font-name="Arial" fo:language="ca" fo:country="ES" fo:font-style="normal" officeooo:rsid="001f512e" officeooo:paragraph-rsid="002fd147" style:font-style-asian="normal" style:font-style-complex="normal"/>
    </style:style>
    <style:style style:name="P45" style:family="paragraph" style:parent-style-name="Standard" style:list-style-name="L3">
      <style:text-properties style:font-name="Arial" fo:language="ca" fo:country="ES" officeooo:rsid="001a4a15" officeooo:paragraph-rsid="002467e4"/>
    </style:style>
    <style:style style:name="P46" style:family="paragraph" style:parent-style-name="Standard" style:list-style-name="L3">
      <style:text-properties style:font-name="Arial" fo:language="ca" fo:country="ES" officeooo:rsid="001b41b3" officeooo:paragraph-rsid="002467e4"/>
    </style:style>
    <style:style style:name="P47" style:family="paragraph" style:parent-style-name="Standard" style:list-style-name="L3">
      <style:text-properties style:font-name="Arial" fo:language="ca" fo:country="ES" officeooo:rsid="001ba093" officeooo:paragraph-rsid="002467e4"/>
    </style:style>
    <style:style style:name="P48" style:family="paragraph" style:parent-style-name="Standard" style:list-style-name="L3">
      <style:text-properties style:font-name="Arial" fo:language="ca" fo:country="ES" officeooo:rsid="001f107f" officeooo:paragraph-rsid="002467e4"/>
    </style:style>
    <style:style style:name="P49" style:family="paragraph" style:parent-style-name="Standard" style:list-style-name="L4">
      <style:text-properties style:font-name="Arial" fo:language="ca" fo:country="ES" officeooo:rsid="0020b4c5" officeooo:paragraph-rsid="002467e4"/>
    </style:style>
    <style:style style:name="P50" style:family="paragraph" style:parent-style-name="Standard" style:list-style-name="L4">
      <style:text-properties style:font-name="Arial" fo:language="ca" fo:country="ES" officeooo:rsid="001f512e" officeooo:paragraph-rsid="002467e4"/>
    </style:style>
    <style:style style:name="P51" style:family="paragraph" style:parent-style-name="Table_20_Contents" style:list-style-name="L3">
      <style:text-properties style:font-name="Arial" fo:language="ca" fo:country="ES" officeooo:rsid="001a4a15" officeooo:paragraph-rsid="002467e4"/>
    </style:style>
    <style:style style:name="P52" style:family="paragraph" style:parent-style-name="Table_20_Contents" style:list-style-name="L3">
      <style:text-properties style:font-name="Arial" fo:language="ca" fo:country="ES" officeooo:rsid="001b41b3" officeooo:paragraph-rsid="002467e4"/>
    </style:style>
    <style:style style:name="P53" style:family="paragraph" style:parent-style-name="Table_20_Contents" style:list-style-name="L3">
      <style:text-properties style:font-name="Arial" fo:language="ca" fo:country="ES" officeooo:rsid="002fd147" officeooo:paragraph-rsid="002fd147"/>
    </style:style>
    <style:style style:name="P54" style:family="paragraph" style:parent-style-name="Table_20_Contents" style:list-style-name="L3">
      <style:text-properties style:font-name="Arial" fo:language="ca" fo:country="ES" officeooo:rsid="001f487f" officeooo:paragraph-rsid="002467e4"/>
    </style:style>
    <style:style style:name="P55" style:family="paragraph" style:parent-style-name="Table_20_Contents" style:list-style-name="L4">
      <style:text-properties style:font-name="Arial" fo:language="ca" fo:country="ES" officeooo:rsid="001f487f" officeooo:paragraph-rsid="002467e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953ff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font-size="10pt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font-weight="bold" officeooo:rsid="0019232e" style:font-size-asian="10pt" style:font-weight-asian="bold" style:font-name-complex="Arial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7beba" style:font-size-asian="12pt" style:font-size-complex="12pt"/>
    </style:style>
    <style:style style:name="T10" style:family="text">
      <style:text-properties style:font-name="Arial" fo:font-size="11pt" fo:font-weight="normal" officeooo:rsid="0019232e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1a4a15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font-weight="normal" officeooo:rsid="001f107f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font-weight="bold" officeooo:rsid="0019232e" style:font-size-asian="11pt" style:font-weight-asian="bold" style:font-size-complex="11pt" style:font-weight-complex="bold"/>
    </style:style>
    <style:style style:name="T15" style:family="text">
      <style:text-properties style:font-name="Arial" fo:font-size="11pt" fo:font-weight="bold" officeooo:rsid="001a4a15" style:font-size-asian="11pt" style:font-weight-asian="bold" style:font-size-complex="11pt" style:font-weight-complex="bold"/>
    </style:style>
    <style:style style:name="T16" style:family="text">
      <style:text-properties officeooo:rsid="0002fc3a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d5c7b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1f107f" style:font-size-asian="11pt" style:font-size-complex="11pt"/>
    </style:style>
    <style:style style:name="T21" style:family="text">
      <style:text-properties fo:font-size="11pt" officeooo:rsid="001f487f" style:font-size-asian="11pt" style:font-size-complex="11pt"/>
    </style:style>
    <style:style style:name="T22" style:family="text">
      <style:text-properties fo:font-size="11pt" fo:font-style="normal" style:text-underline-style="none" fo:font-weight="normal" officeooo:rsid="001f107f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italic" style:text-underline-style="none" fo:font-weight="normal" officeooo:rsid="001f107f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ff"/>
    </style:style>
    <style:style style:name="T26" style:family="text">
      <style:text-properties fo:color="#0000ff" fo:font-weight="normal" officeooo:rsid="00016139" style:font-weight-asian="normal" style:font-weight-complex="normal"/>
    </style:style>
    <style:style style:name="T27" style:family="text">
      <style:text-properties fo:color="#0000ff" officeooo:rsid="001f107f"/>
    </style:style>
    <style:style style:name="T28" style:family="text">
      <style:text-properties officeooo:rsid="0027781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fd147"/>
    </style:style>
    <style:style style:name="T31" style:family="text">
      <style:text-properties officeooo:rsid="0021b84b"/>
    </style:style>
    <style:style style:name="T32" style:family="text">
      <style:text-properties officeooo:rsid="00380657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5">Mòdul </text:span><text:span text:style-name="T3">6 – Accés a dades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6">2</text:span><text:span text:style-name="T4">n <text:s text:c="2"/></text:span><text:span text:style-name="T5">CFGS Desenvolupament d'Aplicacions Multiplataforma </text:span><text:span text:style-name="T7">(DAM)</text:span></text:p>
          </table:table-cell>
        </table:table-row>
      </table:table>
      <text:p text:style-name="P9"/>
      <text:p text:style-name="P18"><text:span text:style-name="T8">UF1 – Persistència en fitxers. <text:s text:c="2"/></text:span><text:span text:style-name="T9">A2 – Accés a fitxers XML</text:span></text:p>
      <table:table table:name="Table5" table:style-name="Table5">
        <table:table-column table:style-name="Table5.A"/>
        <table:table-row table:style-name="TableLine93989094841744">
          <table:table-cell table:style-name="Table5.A1" office:value-type="string">
            <text:p text:style-name="P19">Problema: <text:span text:style-name="T26">donat un fitxer .XML (o .HTML o .XHTML), llegir-lo per a analitzar-lo (to parse)</text:span></text:p>
          </table:table-cell>
        </table:table-row>
      </table:table>
      <text:p text:style-name="P19"/>
      <text:p text:style-name="P20">Solucions: <text:span text:style-name="T28">Parsing o Binding</text:span></text:p>
      <text:p text:style-name="P21"/>
      <text:p text:style-name="P22"><text:span text:style-name="T29">a) Parsing.</text:span> Diferents mètodes: DOM, SAX, StAX</text:p>
      <text:p text:style-name="P22">Tots ells consisteixen en anar llegint del fitxer .xml en què estan serialitzats els objectes i anar obtenint els corresponents objectes en memòria principal.</text:p>
      <text:p text:style-name="P22"/>
      <table:table table:name="Table4" table:style-name="Table4">
        <table:table-column table:style-name="Table4.A"/>
        <table:table-column table:style-name="Table4.B"/>
        <table:table-row table:style-name="TableLine93989094846416">
          <table:table-cell table:style-name="Table4.A1" table:number-columns-spanned="2" office:value-type="string">
            <text:p text:style-name="P40">DOM (Document Object Model): </text:p>
            <text:p text:style-name="P26"><text:span text:style-name="T29">is a</text:span> cross-platform and language-independent <text:span text:style-name="T29">convention</text:span> for representing and interacting with objects in HTML, XHTML and XML documents. The nodes of every document are organized in a tree structure, called the <text:span text:style-name="T29">DOM tree</text:span>.</text:p>
            <text:p text:style-name="P31"/>
            <text:p text:style-name="P12"><text:span text:style-name="T16">L</text:span>legeix tot el document i con<text:span text:style-name="T16">s</text:span>trueix a memòria <text:span text:style-name="T18">un arbre </text:span>que es pot recórrer</text:p>
            <text:p text:style-name="P12"/>
          </table:table-cell>
          <table:covered-table-cell/>
        </table:table-row>
        <table:table-row table:style-name="TableLine93989094864720">
          <table:table-cell table:style-name="Table4.A2" office:value-type="string">
            <text:p text:style-name="P33">Avantatges</text:p>
          </table:table-cell>
          <table:table-cell table:style-name="Table4.A1" office:value-type="string">
            <text:p text:style-name="P33">Inconvenients</text:p>
          </table:table-cell>
        </table:table-row>
        <table:table-row table:style-name="TableLine93989094891248">
          <table:table-cell table:style-name="Table4.A3" office:value-type="string">
            <text:list xml:id="list3159057345" text:style-name="L1">
              <text:list-item>
                <text:p text:style-name="P42">Com que tenim tot el document carregat en memòria, ràpidament podem fer-hi cerques per estructura i/o contingut</text:p>
              </text:list-item>
              <text:list-item>
                <text:p text:style-name="P42">L'estructura construïda es pot recórrer cap amunt i cap avall, a dreta i a esquerra totalment o parcialment des de qualsevol punt</text:p>
              </text:list-item>
            </text:list>
          </table:table-cell>
          <table:table-cell table:style-name="Table4.B3" office:value-type="string">
            <text:list xml:id="list2330554515" text:style-name="L2">
              <text:list-item>
                <text:p text:style-name="P43">Necessitat d'una quantitat de memòria sovint massa gran</text:p>
              </text:list-item>
              <text:list-item>
                <text:p text:style-name="P43">Lentitud relativa de treballar en dos passos: primer llegir-ho tot i con<text:span text:style-name="T32">s</text:span>truir l'estructura corresponent a memòria i després cercar el que ens interessa o simplement recórrer l'estructura construïda</text:p>
              </text:list-item>
            </text:list>
          </table:table-cell>
        </table:table-row>
      </table:table>
      <text:p text:style-name="P13"/>
      <text:p text:style-name="P14"/>
      <table:table table:name="Table7" table:style-name="Table7">
        <table:table-column table:style-name="Table7.A"/>
        <table:table-column table:style-name="Table7.B"/>
        <table:table-row table:style-name="TableLine93989094893504">
          <table:table-cell table:style-name="Table7.A1" table:number-columns-spanned="2" office:value-type="string">
            <text:p text:style-name="P41">SAX (Simple API for XML):</text:p>
            <text:p text:style-name="P7"><text:span text:style-name="T10">is an </text:span><text:span text:style-name="T14">event </text:span><text:span text:style-name="T15">sequential access parser</text:span><text:span text:style-name="T11"> API </text:span><text:span text:style-name="T10">for </text:span><text:span text:style-name="T11">XML </text:span><text:span text:style-name="T10">documents </text:span><text:span text:style-name="T12">(</text:span><text:span text:style-name="T13">developed by the XML-DEV mailing list</text:span><text:span text:style-name="T12">)</text:span><text:span text:style-name="T10">. SAX provides a mechanism for reading data from an XML document that is an alternative to that provided by DOM. Where the </text:span><text:span text:style-name="T14">DOM operates</text:span><text:span text:style-name="T10"> on the </text:span><text:span text:style-name="T14">document as a whole</text:span><text:span text:style-name="T10">, </text:span><text:span text:style-name="T14">SAX</text:span><text:span text:style-name="T10"> parsers </text:span><text:span text:style-name="T14">operate</text:span><text:span text:style-name="T10"> on each piece of the XML document </text:span><text:span text:style-name="T14">sequentially</text:span><text:span text:style-name="T10">.</text:span></text:p>
            <text:p text:style-name="P32"/>
            <text:p text:style-name="P35">Fa el <text:span text:style-name="T17">parsing</text:span> en un sol pas: sense construir cap estructura en memòria</text:p>
            <text:p text:style-name="P35">Utilitza un <text:span text:style-name="T17">PUSH model </text:span>(cada <text:span text:style-name="T17">event</text:span> dispara el nostre <text:span text:style-name="T17">handler</text:span>)</text:p>
          </table:table-cell>
          <table:covered-table-cell/>
        </table:table-row>
        <table:table-row table:style-name="TableLine93989094943328">
          <table:table-cell table:style-name="Table7.A2" office:value-type="string">
            <text:p text:style-name="P34">Avantatges</text:p>
          </table:table-cell>
          <table:table-cell table:style-name="Table7.B2" office:value-type="string">
            <text:p text:style-name="P34">Inconvenients</text:p>
          </table:table-cell>
        </table:table-row>
        <table:table-row table:style-name="Table7.3">
          <table:table-cell table:style-name="Table7.A2" office:value-type="string">
            <text:list xml:id="list735070123" text:style-name="L3">
              <text:list-item>
                <text:p text:style-name="P51">No utilitza grans quantitats de memòria perquè no hi carrega tot el document</text:p>
              </text:list-item>
              <text:list-item>
                <text:p text:style-name="P52">Com que consta de només un pas i molt més lleuger, és molt més ràpid que DOM</text:p>
              </text:list-item>
              <text:list-item>
                <text:p text:style-name="P53">Permet validació d’esquema (estructura jeràrquica)</text:p>
              </text:list-item>
              <text:list-item>
                <text:p text:style-name="P54">Pot fer <text:span text:style-name="T24">parsing</text:span> en temps real (cas dels <text:span text:style-name="T24">web services</text:span>, per exemple)</text:p>
              </text:list-item>
            </text:list>
          </table:table-cell>
          <table:table-cell table:style-name="Table7.B2" office:value-type="string">
            <text:list xml:id="list112139353133233" text:continue-numbering="true" text:style-name="L3">
              <text:list-item>
                <text:p text:style-name="P45">No es té control sobre la seqüència en què es processen els elements (ve donada pel contingut del .xml)</text:p>
              </text:list-item>
              <text:list-item>
                <text:p text:style-name="P46">Només es pot llegir el document un cop i només cap endavant <text:span text:style-name="T18">(no accés aleatori)</text:span></text:p>
              </text:list-item>
              <text:list-item>
                <text:p text:style-name="P47">No és estàndard W3C</text:p>
              </text:list-item>
              <text:list-item>
                <text:p text:style-name="P48">Més difícil per al programador</text:p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989094947136">
          <table:table-cell table:style-name="Table3.A1" table:number-columns-spanned="2" office:value-type="string">
            <text:p text:style-name="P38"><text:span text:style-name="T25">StAX (</text:span><text:span text:style-name="T27">Streaming API for XML):</text:span></text:p>
            <text:p text:style-name="P37"><text:span text:style-name="T19">is an application programming interface </text:span><text:span text:style-name="T21">(</text:span><text:span text:style-name="T20">API</text:span><text:span text:style-name="T21">)</text:span><text:span text:style-name="T19"> to read and write </text:span><text:span text:style-name="T20">XML </text:span><text:span text:style-name="T19">documents </text:span><text:span text:style-name="T20">(originating from the java programming language community)</text:span></text:p>
            <text:p text:style-name="P37"/>
            <text:p text:style-name="P36"><text:span text:style-name="T23">Utilitza un </text:span><text:span text:style-name="T22">PULL model </text:span><text:span text:style-name="T23">(és el nostre </text:span><text:span text:style-name="T22">handler </text:span><text:span text:style-name="T23">qui governa el procés de </text:span><text:span text:style-name="T22">parsing</text:span><text:span text:style-name="T23">)</text:span></text:p>
          </table:table-cell>
          <table:covered-table-cell/>
        </table:table-row>
        <table:table-row table:style-name="TableLine93989094987584">
          <table:table-cell table:style-name="Table3.A2" office:value-type="string">
            <text:p text:style-name="P34">Avantatges</text:p>
          </table:table-cell>
          <table:table-cell table:style-name="Table3.B2" office:value-type="string">
            <text:p text:style-name="P34">Inconvenients</text:p>
          </table:table-cell>
        </table:table-row>
        <table:table-row table:style-name="TableLine93989094994464">
          <table:table-cell table:style-name="Table3.A2" office:value-type="string">
            <text:list xml:id="list2170463319" text:style-name="L4">
              <text:list-item>
                <text:p text:style-name="P55">Més flexibilitat. El client (el <text:span text:style-name="T24">handler</text:span>) pot controlar més fàcilment el procés de <text:span text:style-name="T24">parsing</text:span></text:p>
              </text:list-item>
              <text:list-item>
                <text:p text:style-name="P55">Llibreries més petites i mètodes més senzills (encara que XML complexos)</text:p>
              </text:list-item>
              <text:list-item>
                <text:p text:style-name="P55">Es pot fer <text:span text:style-name="T24">parsing</text:span> de múltiples documents simultàniament</text:p>
              </text:list-item>
              <text:list-item>
                <text:p text:style-name="P55">És bidireccional: es pot escriure en XML mentre s'està llegint</text:p>
              </text:list-item>
            </text:list>
          </table:table-cell>
          <table:table-cell table:style-name="Table3.B2" office:value-type="string">
            <text:list xml:id="list112139849211375" text:continue-numbering="true" text:style-name="L4">
              <text:list-item>
                <text:p text:style-name="P49">Obliga a fer comparacions esteses per saber què s'ha <text:span text:style-name="T24">parsejat</text:span></text:p>
              </text:list-item>
              <text:list-item>
                <text:p text:style-name="P44"><text:span text:style-name="T30">No permet validació d’esquema (n</text:span>o manté estructura jeràrquica<text:span text:style-name="T30">)</text:span></text:p>
              </text:list-item>
            </text:list>
            <text:p text:style-name="P15"/>
            <text:p text:style-name="P15">(Com SAX):</text:p>
            <text:list xml:id="list112138134329703" text:continue-numbering="true" text:style-name="L4">
              <text:list-item>
                <text:p text:style-name="P49">Només permet llegir<text:span text:style-name="T24"> </text:span><text:span text:style-name="T17">endavant</text:span></text:p>
                <text:p text:style-name="P50"/>
              </text:list-item>
            </text:list>
          </table:table-cell>
        </table:table-row>
      </table:table>
      <text:p text:style-name="P16"/>
      <text:p text:style-name="P16"/>
      <text:p text:style-name="P17">Comparativa característiques més important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89094996160">
          <table:table-cell table:style-name="Table6.A1" office:value-type="string">
            <text:p text:style-name="P39">Característica</text:p>
          </table:table-cell>
          <table:table-cell table:style-name="Table6.A1" office:value-type="string">
            <text:p text:style-name="P39">DOM</text:p>
          </table:table-cell>
          <table:table-cell table:style-name="Table6.A1" office:value-type="string">
            <text:p text:style-name="P39">SAX</text:p>
          </table:table-cell>
          <table:table-cell table:style-name="Table6.D1" office:value-type="string">
            <text:p text:style-name="P39">StAX</text:p>
          </table:table-cell>
        </table:table-row>
        <table:table-row table:style-name="TableLine93989095024912">
          <table:table-cell table:style-name="Table6.A2" office:value-type="string">
            <text:p text:style-name="P27">Tipus API</text:p>
          </table:table-cell>
          <table:table-cell table:style-name="Table6.A2" office:value-type="string">
            <text:p text:style-name="P27">Memòria (arbre)</text:p>
          </table:table-cell>
          <table:table-cell table:style-name="Table6.A2" office:value-type="string">
            <text:p text:style-name="P27">Streaming (PUSH)</text:p>
          </table:table-cell>
          <table:table-cell table:style-name="Table6.D2" office:value-type="string">
            <text:p text:style-name="P27">Streaming (PULL)</text:p>
          </table:table-cell>
        </table:table-row>
        <table:table-row table:style-name="TableLine93989095027568">
          <table:table-cell table:style-name="Table6.A2" office:value-type="string">
            <text:p text:style-name="P27">Facilitat d'ús</text:p>
          </table:table-cell>
          <table:table-cell table:style-name="Table6.A2" office:value-type="string">
            <text:p text:style-name="P27">Alta</text:p>
          </table:table-cell>
          <table:table-cell table:style-name="Table6.A2" office:value-type="string">
            <text:p text:style-name="P27">Mitja</text:p>
          </table:table-cell>
          <table:table-cell table:style-name="Table6.D2" office:value-type="string">
            <text:p text:style-name="P27">Alta</text:p>
          </table:table-cell>
        </table:table-row>
        <table:table-row table:style-name="TableLine93989095028480">
          <table:table-cell table:style-name="Table6.A2" office:value-type="string">
            <text:p text:style-name="P27">Eficiència (cpu &amp; ram)</text:p>
          </table:table-cell>
          <table:table-cell table:style-name="Table6.A2" office:value-type="string">
            <text:p text:style-name="P27">Depèn (tamany)</text:p>
          </table:table-cell>
          <table:table-cell table:style-name="Table6.A2" office:value-type="string">
            <text:p text:style-name="P27">Bona</text:p>
          </table:table-cell>
          <table:table-cell table:style-name="Table6.D2" office:value-type="string">
            <text:p text:style-name="P27">Bona</text:p>
          </table:table-cell>
        </table:table-row>
        <table:table-row table:style-name="TableLine93989095029520">
          <table:table-cell table:style-name="Table6.A2" office:value-type="string">
            <text:p text:style-name="P30"><text:span text:style-name="T17">Sentit de </text:span>parsing</text:p>
          </table:table-cell>
          <table:table-cell table:style-name="Table6.A2" office:value-type="string">
            <text:p text:style-name="P27">Bidireccional</text:p>
          </table:table-cell>
          <table:table-cell table:style-name="Table6.A2" office:value-type="string">
            <text:p text:style-name="P27">Només endavant</text:p>
          </table:table-cell>
          <table:table-cell table:style-name="Table6.D2" office:value-type="string">
            <text:p text:style-name="P27">Només endavant</text:p>
          </table:table-cell>
        </table:table-row>
        <table:table-row table:style-name="Table6.6">
          <table:table-cell table:style-name="Table6.A2" office:value-type="string">
            <text:p text:style-name="P28">Control d’esquema</text:p>
          </table:table-cell>
          <table:table-cell table:style-name="Table6.A2" office:value-type="string">
            <text:p text:style-name="P27">Sí</text:p>
          </table:table-cell>
          <table:table-cell table:style-name="Table6.A2" office:value-type="string">
            <text:p text:style-name="P27">Sí</text:p>
          </table:table-cell>
          <table:table-cell table:style-name="Table6.D2" office:value-type="string">
            <text:p text:style-name="P28">No</text:p>
          </table:table-cell>
        </table:table-row>
        <table:table-row table:style-name="Table6.7">
          <table:table-cell table:style-name="Table6.A2" office:value-type="string">
            <text:p text:style-name="P29">Escriptura a XML</text:p>
          </table:table-cell>
          <table:table-cell table:style-name="Table6.A2" office:value-type="string">
            <text:p text:style-name="P29">S<text:span text:style-name="T31">í</text:span></text:p>
          </table:table-cell>
          <table:table-cell table:style-name="Table6.A2" office:value-type="string">
            <text:p text:style-name="P29">No</text:p>
          </table:table-cell>
          <table:table-cell table:style-name="Table6.D2" office:value-type="string">
            <text:p text:style-name="P29">Sí</text:p>
          </table:table-cell>
        </table:table-row>
        <table:table-row table:style-name="Table6.7">
          <table:table-cell table:style-name="Table6.A2" office:value-type="string">
            <text:p text:style-name="P27">create, update, delete</text:p>
          </table:table-cell>
          <table:table-cell table:style-name="Table6.A2" office:value-type="string">
            <text:p text:style-name="P27">Sí</text:p>
          </table:table-cell>
          <table:table-cell table:style-name="Table6.A2" office:value-type="string">
            <text:p text:style-name="P27">No</text:p>
          </table:table-cell>
          <table:table-cell table:style-name="Table6.D2" office:value-type="string">
            <text:p text:style-name="P27">No</text:p>
          </table:table-cell>
        </table:table-row>
      </table:table>
      <text:p text:style-name="P25"/>
      <text:p text:style-name="P25"><text:soft-page-break/>b) Binding</text:p>
      <text:p text:style-name="P23"/>
      <text:p text:style-name="P23">Una alternativa a fer parsing és fer binding. Aquest consisteix en establir un mapa entre les diferents parts de la classe i les diferents parts del fitxer .xml. <text:s/>Això es fa etiquetant la classe amb les etiquetes corresponents a l'arrel, els elements, els atributs i els valors del fitxer .xml</text:p>
      <text:p text:style-name="P23">A partir d'aquí, la lectura (desserialització) es fa de manera molt més transparent per al programador i, en general, més ràpida. També és possible (o més fàcil) l'escriptura (serialització) dels objectes.</text:p>
      <text:p text:style-name="P23"/>
      <text:p text:style-name="P23">A la pràctica veurem el mètode JAXB.</text:p>
      <text:p text:style-name="P23"/>
      <text:p text:style-name="P24">A <text:a xlink:type="simple" xlink:href="https://howtodoinjava.com/jaxb/jaxb-annotations/" text:style-name="Internet_20_link" text:visited-style-name="Visited_20_Internet_20_Link"><text:span text:style-name="T28">https://howtodoinjava.com/jaxb/jaxb-annotations/</text:span></text:a><text:span text:style-name="T28"> </text:span>es pot veure les diferents anotacions que es poden usar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</office:styles>
  <office:automatic-styles>
    <style:style style:name="Table2" style:family="table">
      <style:table-properties style:width="17.002cm" fo:margin-left="0cm" table:align="left" style:writing-mode="lr-tb"/>
    </style:style>
    <style:style style:name="Table2.A" style:family="table-column">
      <style:table-column-properties style:column-width="9.2cm"/>
    </style:style>
    <style:style style:name="Table2.B" style:family="table-column">
      <style:table-column-properties style:column-width="7.802cm"/>
    </style:style>
    <style:style style:name="Table2.1" style:family="table-row">
      <style:table-row-properties style:min-row-height="1.194cm" fo:keep-together="auto"/>
    </style:style>
    <style:style style:name="Table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rsid="002953ff" officeooo:paragraph-rsid="0017beba" style:font-size-asian="10pt" style:font-weight-asian="bold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2953ff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2cm" fo:margin-bottom="0.51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7cm" fo:margin-left="0cm" fo:margin-right="0cm" fo:margin-bottom="0.499cm"/>
      </style:header-style>
      <style:footer-style>
        <style:header-footer-properties svg:height="1.991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358cm" svg:y="-0.984cm" svg:width="6.72cm" svg:height="1.131cm" draw:z-index="2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5"><draw:image xlink:href="Pictures/10000201000001B7000000712E6E989A7C7C6CD9.png" xlink:type="simple" xlink:show="embed" xlink:actuate="onLoad" loext:mime-type="image/png"/></draw:frame></text:p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3"><text:span text:style-name="MT1">Nom arxiu: </text:span><text:span text:style-name="MT1"><text:file-name text:display="name-and-extension">ED2DAM_ACT_2122_M6_UF1_Te1.odt</text:file-name></text:span></text:p>
              <text:p text:style-name="MP4">Elaborat: <text:s/><text:span text:style-name="MT2">Miquel Altayó</text:span></text:p>
            </table:table-cell>
            <table:table-cell table:style-name="Table2.A1" office:value-type="string">
              <text:p text:style-name="MP5"><text:span text:style-name="MT1">Data: </text:span><text:span text:style-name="MT1"><text:date style:data-style-name="N34" text:date-value="2022-02-01T11:21:37.938956273">febrer</text:date></text:span><text:span text:style-name="MT1"><text:s/></text:span><text:span text:style-name="MT1"><text:date style:data-style-name="N104" text:date-value="2022-02-01T11:21:37.939082002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3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2-02-01T11:21:37.888511795</dc:date>
    <meta:editing-duration>PT14H21M58S</meta:editing-duration>
    <meta:editing-cycles>53</meta:editing-cycles>
    <meta:generator>LibreOffice/6.4.7.2$Linux_X86_64 LibreOffice_project/40$Build-2</meta:generator>
    <meta:document-statistic meta:table-count="7" meta:image-count="2" meta:object-count="0" meta:page-count="3" meta:paragraph-count="87" meta:word-count="679" meta:character-count="4156" meta:non-whitespace-character-count="3573"/>
  </office:meta>
</office:document-meta>
</file>